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171e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171eb"/>
    </style:style>
    <style:style style:name="T2" style:family="text">
      <style:text-properties fo:font-weight="bold" officeooo:rsid="001171e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71eb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Julia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├── main.jl <text:s text:c="13"/># Main Julia source file</text:span></text:p>
      <text:p text:style-name="Preformatted_20_Text"><text:span text:style-name="Source_20_Text">│ <text:s text:c="2"/>├── module1.jl <text:s text:c="10"/># Additional source files</text:span></text:p>
      <text:p text:style-name="Preformatted_20_Text"><text:span text:style-name="Source_20_Text">│ <text:s text:c="2"/>└── module2.jl</text:span></text:p>
      <text:p text:style-name="Preformatted_20_Text"><text:span text:style-name="Source_20_Text">│</text:span></text:p>
      <text:p text:style-name="Preformatted_20_Text"><text:span text:style-name="Source_20_Text">├── test/ <text:s text:c="19"/># Test files</text:span></text:p>
      <text:p text:style-name="Preformatted_20_Text"><text:span text:style-name="Source_20_Text">│ <text:s text:c="2"/>├── runtests.jl <text:s text:c="9"/># Script to run tests</text:span></text:p>
      <text:p text:style-name="Preformatted_20_Text"><text:span text:style-name="Source_20_Text">│ <text:s text:c="2"/>├── test_module1.jl <text:s text:c="5"/># Test files for module1.jl</text:span></text:p>
      <text:p text:style-name="Preformatted_20_Text"><text:span text:style-name="Source_20_Text">│ <text:s text:c="2"/>└── test_module2.jl <text:s text:c="5"/># Test files for module2.jl</text:span></text:p>
      <text:p text:style-name="Preformatted_20_Text"><text:span text:style-name="Source_20_Text">│</text:span></text:p>
      <text:p text:style-name="Preformatted_20_Text"><text:span text:style-name="Source_20_Text">├── data/ <text:s text:c="19"/># Data files (if any)</text:span></text:p>
      <text:p text:style-name="Preformatted_20_Text"><text:span text:style-name="Source_20_Text">│</text:span></text:p>
      <text:p text:style-name="Preformatted_20_Text"><text:span text:style-name="Source_20_Text">├── docs/ <text:s text:c="19"/># Documentation files</text:span></text:p>
      <text:p text:style-name="Preformatted_20_Text"><text:span text:style-name="Source_20_Text">│</text:span></text:p>
      <text:p text:style-name="Preformatted_20_Text"><text:span text:style-name="Source_20_Text">├── notebooks/ <text:s text:c="14"/># Jupyter notebooks (if any)</text:span></text:p>
      <text:p text:style-name="Preformatted_20_Text"><text:span text:style-name="Source_20_Text">│</text:span></text:p>
      <text:p text:style-name="Preformatted_20_Text"><text:span text:style-name="Source_20_Text">├── examples/ <text:s text:c="15"/># Example usage or demonstration files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Project.toml <text:s text:c="12"/># Julia project file</text:span></text:p>
      <text:p text:style-name="Preformatted_20_Text"><text:span text:style-name="Source_20_Text">│</text:span></text:p>
      <text:p text:style-name="P1"><text:span text:style-name="Source_20_Text">└── README.md <text:s text:c="15"/># Project README file</text:span></text:p>
      <text:p text:style-name="Text_20_body">In this structure:</text:p>
      <text:list text:style-name="L1">
        <text:list-item>
          <text:p text:style-name="P4"><text:span text:style-name="Source_20_Text">src/</text:span> directory contains the main Julia source code files (<text:span text:style-name="Source_20_Text">main.jl</text:span>), as well as any additional modules or source files (<text:span text:style-name="Source_20_Text">module1.jl</text:span>, <text:span text:style-name="Source_20_Text">module2.jl</text:span>, etc.).</text:p>
        </text:list-item>
        <text:list-item>
          <text:p text:style-name="P4"><text:span text:style-name="Source_20_Text">test/</text:span> directory contains test files (<text:span text:style-name="Source_20_Text">test_module1.jl</text:span>, <text:span text:style-name="Source_20_Text">test_module2.jl</text:span>, etc.) used for unit testing your Julia code. <text:span text:style-name="Source_20_Text">runtests.jl</text:span> is a script to execute tests.</text:p>
        </text:list-item>
        <text:list-item>
          <text:p text:style-name="P4"><text:span text:style-name="Source_20_Text">data/</text:span> directory can hold data files used by your Julia code, if applicable.</text:p>
        </text:list-item>
        <text:list-item>
          <text:p text:style-name="P4"><text:span text:style-name="Source_20_Text">docs/</text:span> directory contains documentation files related to the project.</text:p>
        </text:list-item>
        <text:list-item>
          <text:p text:style-name="P4"><text:span text:style-name="Source_20_Text">notebooks/</text:span> directory holds Jupyter notebooks if you're using them for data analysis or visualization.</text:p>
        </text:list-item>
        <text:list-item>
          <text:p text:style-name="P4"><text:span text:style-name="Source_20_Text">examples/</text:span> directory contains example usage or demonstration file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roject.toml</text:span> is a Julia project file that specifies project dependencies and settings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20:38.291559010</meta:creation-date>
    <dc:date>2024-04-07T13:22:04.889660556</dc:date>
    <meta:editing-duration>PT1M26S</meta:editing-duration>
    <meta:editing-cycles>1</meta:editing-cycles>
    <meta:document-statistic meta:table-count="0" meta:image-count="0" meta:object-count="0" meta:page-count="1" meta:paragraph-count="36" meta:word-count="250" meta:character-count="1688" meta:non-whitespace-character-count="1282"/>
    <meta:generator>LibreOffice/7.6.6.3$Linux_X86_64 LibreOffice_project/60$Build-3</meta:generator>
  </office:meta>
</office:document-meta>
</file>